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aaa2" officeooo:paragraph-rsid="000daa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ctions exponentielle et logarithme</text:p>
      <text:p text:style-name="P1"/>
      <text:p text:style-name="P1">Statistique (une et deux variables)</text:p>
      <text:p text:style-name="P1"/>
      <text:p text:style-name="P1">Équations différentielles</text:p>
      <text:p text:style-name="P1"/>
      <text:p text:style-name="P1">Étude de fonction (limites, fonction dérivée, tableau de variations, primitives, intégrales, développement limité)</text:p>
      <text:p text:style-name="P1"/>
      <text:p text:style-name="P1">Suites</text:p>
      <text:p text:style-name="P1"/>
      <text:p text:style-name="P1">Probabilité sur ensemble fini</text:p>
      <text:p text:style-name="P1"/>
      <text:p text:style-name="P1">Probabilité conditionnelle </text:p>
      <text:p text:style-name="P1"/>
      <text:p text:style-name="P1">Événements indépendantes</text:p>
      <text:p text:style-name="P1"/>
      <text:p text:style-name="P1">Variables aléatoires</text:p>
      <text:p text:style-name="P1"/>
      <text:p text:style-name="P1">Loi de probabilité (binomiale, poisson, normale, exponentielle)</text:p>
      <text:p text:style-name="P1"/>
      <text:p text:style-name="P1">Échantillonnage (intervalle de fluctuation)</text:p>
      <text:p text:style-name="P1"/>
      <text:p text:style-name="P1">Estimation (intervalle de confiance)</text:p>
      <text:p text:style-name="P1"/>
      <text:p text:style-name="P1">Test d’hypothèse 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17:11:13.108410904</meta:creation-date>
    <dc:date>2021-03-09T17:24:39.975690506</dc:date>
    <meta:editing-duration>PT3M16S</meta:editing-duration>
    <meta:editing-cycles>1</meta:editing-cycles>
    <meta:document-statistic meta:table-count="0" meta:image-count="0" meta:object-count="0" meta:page-count="1" meta:paragraph-count="13" meta:word-count="52" meta:character-count="477" meta:non-whitespace-character-count="435"/>
    <meta:generator>LibreOffice/6.0.7.3$Linux_X86_64 LibreOffice_project/00m0$Build-3</meta:generator>
  </office:meta>
</office:document-meta>
</file>